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9.91cm" fo:min-width="16.67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7.17cm" svg:height="10.16cm" svg:x="2.778cm" svg:y="3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7.17cm" svg:height="10.16cm" svg:x="2.753cm" svg:y="14.97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699cm" svg:height="1.136cm" svg:x="8.62cm" svg:y="1.889cm">
          <draw:text-box>
            <text:p text:style-name="P3">2020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0T12:48:57.249000000</meta:creation-date>
    <meta:print-date>2021-02-07T11:22:02.962000000</meta:print-date>
    <dc:date>2021-02-13T07:50:50.669000000</dc:date>
    <meta:editing-duration>PT1H34M36S</meta:editing-duration>
    <meta:editing-cycles>8</meta:editing-cycles>
    <meta:generator>LibreOffice/6.4.4.2$Windows_X86_64 LibreOffice_project/3d775be2011f3886db32dfd395a6a6d1ca2630ff</meta:generator>
    <meta:document-statistic meta:object-count="5"/>
  </office:meta>
</office:document-meta>
</file>